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rthur <text:s text:c="62"/>Fate 1 bad</text:p>
      <text:p text:style-name="P2">Identity 4, your wagon wheel breaks making your oldest child fall out of the wagon. He or she lands on a rattle snake, gets bitten and springs his or her arm. The consequences are: you must research on rattle snakes, minus 1 energy factor and 300 delay points.</text:p>
      <text:p text:style-name="P2"/>
      <text:p text:style-name="P1">Fate 2 good</text:p>
      <text:p text:style-name="P2">Identity 4 The rattle snake that bit your child was smashed from the heavy weight <text:s/>of your child making the snake weak so not as much poison is injected. The consequences are: plus 100 delay points.</text:p>
      <text:p text:style-name="P2"/>
      <text:p text:style-name="P1">Note: both fate use coin toss <text:s text:c="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Klingenberg</meta:initial-creator>
    <meta:creation-date>2015-06-01T19:17:52.38</meta:creation-date>
    <dc:date>2015-06-01T20:24:10.55</dc:date>
    <dc:creator>David Klingenberg</dc:creator>
    <meta:editing-duration>PT20M16S</meta:editing-duration>
    <meta:editing-cycles>2</meta:editing-cycles>
    <meta:generator>OpenOffice/4.0.1$Win32 OpenOffice.org_project/401m5$Build-9714</meta:generator>
    <meta:document-statistic meta:table-count="0" meta:image-count="0" meta:object-count="0" meta:page-count="1" meta:paragraph-count="5" meta:word-count="97" meta:character-count="580"/>
  </office:meta>
</office:document-meta>
</file>